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text-properties fo:font-variant="normal" fo:text-transform="none" style:use-window-font-color="true" style:font-name="Liberation Serif" fo:font-size="12pt" fo:letter-spacing="normal" fo:font-style="normal" style:text-underline-style="none" fo:font-weight="normal" officeooo:rsid="003814b0" officeooo:paragraph-rsid="003814b0" style:font-size-asian="12pt" style:font-weight-asian="normal" style:font-size-complex="12pt" style:font-weight-complex="normal"/>
    </style:style>
    <style:style style:name="P2" style:family="paragraph" style:parent-style-name="Standard">
      <style:text-properties style:text-underline-style="none" officeooo:rsid="0012eb70" officeooo:paragraph-rsid="0012eb70"/>
    </style:style>
    <style:style style:name="P3" style:family="paragraph" style:parent-style-name="Standard">
      <style:text-properties style:text-underline-style="none" officeooo:rsid="00143b9f" officeooo:paragraph-rsid="00143b9f"/>
    </style:style>
    <style:style style:name="P4" style:family="paragraph" style:parent-style-name="Standard">
      <style:text-properties style:text-underline-style="none" officeooo:rsid="001704a1" officeooo:paragraph-rsid="001704a1"/>
    </style:style>
    <style:style style:name="P5" style:family="paragraph" style:parent-style-name="Standard">
      <style:text-properties style:text-underline-style="none" officeooo:rsid="0018bdb3" officeooo:paragraph-rsid="0018bdb3"/>
    </style:style>
    <style:style style:name="P6" style:family="paragraph" style:parent-style-name="Standard">
      <style:text-properties style:text-underline-style="none" officeooo:rsid="0019d814" officeooo:paragraph-rsid="0019d814"/>
    </style:style>
    <style:style style:name="P7" style:family="paragraph" style:parent-style-name="Standard">
      <style:text-properties style:text-underline-style="none" officeooo:rsid="001c0d9c" officeooo:paragraph-rsid="001c0d9c"/>
    </style:style>
    <style:style style:name="P8" style:family="paragraph" style:parent-style-name="Standard">
      <style:text-properties style:text-underline-style="none" officeooo:rsid="001ca258" officeooo:paragraph-rsid="001ca258"/>
    </style:style>
    <style:style style:name="P9" style:family="paragraph" style:parent-style-name="Standard">
      <style:text-properties style:text-underline-style="none" officeooo:rsid="001e19c0" officeooo:paragraph-rsid="001e19c0"/>
    </style:style>
    <style:style style:name="P10" style:family="paragraph" style:parent-style-name="Standard">
      <style:text-properties style:text-underline-style="none" officeooo:rsid="001e2481" officeooo:paragraph-rsid="001e2481"/>
    </style:style>
    <style:style style:name="P11" style:family="paragraph" style:parent-style-name="Standard">
      <style:text-properties style:text-underline-style="none" officeooo:rsid="001f7e98" officeooo:paragraph-rsid="001f7e98"/>
    </style:style>
    <style:style style:name="P12" style:family="paragraph" style:parent-style-name="Standard">
      <style:text-properties style:text-underline-style="none" officeooo:rsid="0021dc33" officeooo:paragraph-rsid="001f7e98"/>
    </style:style>
    <style:style style:name="P13" style:family="paragraph" style:parent-style-name="Standard">
      <style:text-properties style:text-underline-style="none" officeooo:rsid="0022427b" officeooo:paragraph-rsid="0022427b"/>
    </style:style>
    <style:style style:name="P14" style:family="paragraph" style:parent-style-name="Standard">
      <style:text-properties style:text-underline-style="none" officeooo:rsid="00259d2e" officeooo:paragraph-rsid="00259d2e"/>
    </style:style>
    <style:style style:name="P15" style:family="paragraph" style:parent-style-name="Standard">
      <style:text-properties style:text-underline-style="none" officeooo:rsid="00259d2e" officeooo:paragraph-rsid="003ae77d"/>
    </style:style>
    <style:style style:name="P16" style:family="paragraph" style:parent-style-name="Standard">
      <style:text-properties style:text-underline-style="none" officeooo:rsid="0026eea6" officeooo:paragraph-rsid="0026eea6"/>
    </style:style>
    <style:style style:name="P17" style:family="paragraph" style:parent-style-name="Standard">
      <style:text-properties style:text-underline-style="none" officeooo:rsid="0028a81d" officeooo:paragraph-rsid="0028a81d"/>
    </style:style>
    <style:style style:name="P18" style:family="paragraph" style:parent-style-name="Standard">
      <style:text-properties style:text-underline-style="none" officeooo:rsid="0029d6d5" officeooo:paragraph-rsid="0029d6d5"/>
    </style:style>
    <style:style style:name="P19" style:family="paragraph" style:parent-style-name="Standard">
      <style:text-properties style:text-underline-style="none" officeooo:rsid="002b083c" officeooo:paragraph-rsid="002b083c"/>
    </style:style>
    <style:style style:name="P20" style:family="paragraph" style:parent-style-name="Standard">
      <style:text-properties style:text-underline-style="none" officeooo:rsid="002b0c03" officeooo:paragraph-rsid="002b0c03"/>
    </style:style>
    <style:style style:name="P21" style:family="paragraph" style:parent-style-name="Standard">
      <style:text-properties style:text-underline-style="none" officeooo:rsid="002cacc5" officeooo:paragraph-rsid="002cacc5"/>
    </style:style>
    <style:style style:name="P22" style:family="paragraph" style:parent-style-name="Standard">
      <style:text-properties style:text-underline-style="none" officeooo:rsid="002d4cbf" officeooo:paragraph-rsid="002d4cbf"/>
    </style:style>
    <style:style style:name="P23" style:family="paragraph" style:parent-style-name="Standard">
      <style:text-properties style:text-underline-style="none" officeooo:rsid="002f3c53" officeooo:paragraph-rsid="002f3c53"/>
    </style:style>
    <style:style style:name="P24" style:family="paragraph" style:parent-style-name="Standard">
      <style:text-properties style:text-underline-style="none" officeooo:rsid="00325a94" officeooo:paragraph-rsid="00325a94"/>
    </style:style>
    <style:style style:name="P25" style:family="paragraph" style:parent-style-name="Standard">
      <style:text-properties style:text-underline-style="none" officeooo:rsid="0034d4fe" officeooo:paragraph-rsid="0034d4fe"/>
    </style:style>
    <style:style style:name="P26" style:family="paragraph" style:parent-style-name="Standard">
      <style:text-properties style:text-underline-style="none" officeooo:rsid="003814b0" officeooo:paragraph-rsid="003814b0"/>
    </style:style>
    <style:style style:name="P27" style:family="paragraph" style:parent-style-name="Standard">
      <style:text-properties style:use-window-font-color="true" style:text-underline-style="none" officeooo:rsid="003814b0" officeooo:paragraph-rsid="003814b0"/>
    </style:style>
    <style:style style:name="P28" style:family="paragraph" style:parent-style-name="Standard">
      <style:text-properties style:use-window-font-color="true" style:text-underline-style="none" officeooo:rsid="00403444" officeooo:paragraph-rsid="00403444"/>
    </style:style>
    <style:style style:name="P29" style:family="paragraph" style:parent-style-name="Standard">
      <style:text-properties style:use-window-font-color="true" style:text-underline-style="none" officeooo:rsid="0041cca2" officeooo:paragraph-rsid="0041cca2"/>
    </style:style>
    <style:style style:name="P30" style:family="paragraph" style:parent-style-name="Standard">
      <style:text-properties style:use-window-font-color="true" style:text-underline-style="none" officeooo:rsid="00440cb8" officeooo:paragraph-rsid="00440cb8"/>
    </style:style>
    <style:style style:name="P31" style:family="paragraph" style:parent-style-name="Standard">
      <style:text-properties style:use-window-font-color="true" style:text-underline-style="none" officeooo:rsid="0047e734" officeooo:paragraph-rsid="0047e734"/>
    </style:style>
    <style:style style:name="P32" style:family="paragraph" style:parent-style-name="Standard">
      <style:text-properties style:use-window-font-color="true" style:text-underline-style="none" officeooo:rsid="0049640e" officeooo:paragraph-rsid="0049640e"/>
    </style:style>
    <style:style style:name="P33" style:family="paragraph" style:parent-style-name="Standard">
      <style:text-properties style:use-window-font-color="true" style:text-underline-style="none" officeooo:rsid="004b1952" officeooo:paragraph-rsid="004b1952"/>
    </style:style>
    <style:style style:name="P34" style:family="paragraph" style:parent-style-name="Standard">
      <style:text-properties style:use-window-font-color="true" style:text-underline-style="none" officeooo:rsid="004e51f4" officeooo:paragraph-rsid="004e51f4"/>
    </style:style>
    <style:style style:name="P35" style:family="paragraph" style:parent-style-name="Standard">
      <style:text-properties style:use-window-font-color="true" style:text-underline-style="none" officeooo:rsid="004fb34a" officeooo:paragraph-rsid="004fb34a"/>
    </style:style>
    <style:style style:name="P36" style:family="paragraph" style:parent-style-name="Standard">
      <style:text-properties style:use-window-font-color="true" style:text-underline-style="none" officeooo:rsid="00504dc9" officeooo:paragraph-rsid="00504dc9"/>
    </style:style>
    <style:style style:name="P37" style:family="paragraph" style:parent-style-name="Standard">
      <style:text-properties style:use-window-font-color="true" style:text-underline-style="none" officeooo:rsid="005256de" officeooo:paragraph-rsid="005256de"/>
    </style:style>
    <style:style style:name="P38" style:family="paragraph" style:parent-style-name="Standard">
      <style:text-properties style:use-window-font-color="true" style:text-underline-style="none" officeooo:rsid="00554ae4" officeooo:paragraph-rsid="00554ae4"/>
    </style:style>
    <style:style style:name="P39" style:family="paragraph" style:parent-style-name="Standard">
      <style:text-properties style:use-window-font-color="true" style:text-underline-style="none" officeooo:rsid="0056c6c4" officeooo:paragraph-rsid="0056c6c4"/>
    </style:style>
    <style:style style:name="P40" style:family="paragraph" style:parent-style-name="Standard">
      <style:text-properties style:use-window-font-color="true" style:text-underline-style="none" officeooo:rsid="0058e917" officeooo:paragraph-rsid="0058e917"/>
    </style:style>
    <style:style style:name="P41" style:family="paragraph" style:parent-style-name="Standard">
      <style:text-properties style:use-window-font-color="true" style:text-underline-style="none" officeooo:rsid="005b7e50" officeooo:paragraph-rsid="005b7e50"/>
    </style:style>
    <style:style style:name="P42" style:family="paragraph" style:parent-style-name="Standard">
      <style:text-properties style:use-window-font-color="true" style:text-underline-style="none" officeooo:rsid="005f272d" officeooo:paragraph-rsid="005f272d"/>
    </style:style>
    <style:style style:name="P43" style:family="paragraph" style:parent-style-name="Text_20_body">
      <style:text-properties fo:font-variant="normal" fo:text-transform="none" style:use-window-font-color="true" style:font-name="Liberation Serif" fo:font-size="12pt" fo:letter-spacing="normal" fo:font-style="normal" style:text-underline-style="none" fo:font-weight="normal" officeooo:rsid="004fb34a" officeooo:paragraph-rsid="004fb34a" style:font-size-asian="12pt" style:font-size-complex="12pt"/>
    </style:style>
    <style:style style:name="P44"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P45"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font-name="Liberation Serif" fo:font-size="12pt" fo:letter-spacing="normal" fo:font-style="normal" fo:font-weight="normal" officeooo:rsid="003e0215" officeooo:paragraph-rsid="003e0215"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font-name="Liberation Serif" fo:font-size="12pt" fo:letter-spacing="normal" fo:font-style="normal" fo:font-weight="normal" officeooo:rsid="003eb7c8" officeooo:paragraph-rsid="003eb7c8"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font-name="Liberation Serif" fo:font-size="12pt" fo:letter-spacing="normal" fo:font-style="normal" fo:font-weight="normal" style:font-size-asian="12pt" style:font-size-complex="12pt"/>
    </style:style>
    <style:style style:name="P48" style:family="paragraph" style:parent-style-name="Text_20_body" style:list-style-name="L1">
      <style:paragraph-properties fo:margin-top="0cm" fo:margin-bottom="0.319cm" loext:contextual-spacing="false" fo:orphans="2" fo:widows="2"/>
      <style:text-properties fo:font-variant="normal" fo:text-transform="none" style:use-window-font-color="true" style:font-name="Liberation Serif" fo:font-size="12pt" fo:letter-spacing="normal" fo:font-style="normal" fo:font-weight="normal" style:font-size-asian="12pt" style:font-size-complex="12pt"/>
    </style:style>
    <style:style style:name="T1" style:family="text">
      <style:text-properties officeooo:rsid="00143b9f"/>
    </style:style>
    <style:style style:name="T2" style:family="text">
      <style:text-properties officeooo:rsid="001573d1"/>
    </style:style>
    <style:style style:name="T3" style:family="text">
      <style:text-properties officeooo:rsid="001a9486"/>
    </style:style>
    <style:style style:name="T4" style:family="text">
      <style:text-properties officeooo:rsid="00217bae"/>
    </style:style>
    <style:style style:name="T5" style:family="text">
      <style:text-properties officeooo:rsid="0030a0c8"/>
    </style:style>
    <style:style style:name="T6" style:family="text">
      <style:text-properties officeooo:rsid="0032d7ff"/>
    </style:style>
    <style:style style:name="T7" style:family="text">
      <style:text-properties officeooo:rsid="0037e1b4"/>
    </style:style>
    <style:style style:name="T8" style:family="text">
      <style:text-properties officeooo:rsid="0038f5cd"/>
    </style:style>
    <style:style style:name="T9" style:family="text">
      <style:text-properties officeooo:rsid="003ae77d"/>
    </style:style>
    <style:style style:name="T10" style:family="text">
      <style:text-properties officeooo:rsid="0041cca2"/>
    </style:style>
    <style:style style:name="T11" style:family="text">
      <style:text-properties officeooo:rsid="004552e9"/>
    </style:style>
    <style:style style:name="T12" style:family="text">
      <style:text-properties officeooo:rsid="005162f8"/>
    </style:style>
    <style:style style:name="T13" style:family="text">
      <style:text-properties officeooo:rsid="0057fc6d"/>
    </style:style>
    <style:style style:name="T14" style:family="text">
      <style:text-properties officeooo:rsid="005a7106"/>
    </style:style>
    <style:style style:name="T15" style:family="text">
      <style:text-properties officeooo:rsid="005bbe1d"/>
    </style:style>
    <style:style style:name="T16" style:family="text">
      <style:text-properties officeooo:rsid="006283fc"/>
    </style:style>
    <style:style style:name="T17" style:family="text">
      <style:text-properties officeooo:rsid="00647203"/>
    </style:style>
    <style:style style:name="T18"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ext:span text:style-name="T1">e</text:span> 19/12.</text:p>
      <text:p text:style-name="P2"/>
      <text:p text:style-name="P3">On ne clone pas un repository git dans un autre repository déjà existant. Ç<text:span text:style-name="T16">a peut provoquer de grosses erreurs. </text:span></text:p>
      <text:p text:style-name="P4">Créer un dossier DEV dans lequel on met tous les repository GIT. </text:p>
      <text:p text:style-name="P4"/>
      <text:p text:style-name="P5">~ indique qu’on se trouve sur la racine de l’user. </text:p>
      <text:p text:style-name="P5"/>
      <text:p text:style-name="P6">Le nom du dossier à cloner se trouve avant le .git. </text:p>
      <text:p text:style-name="P6">/<text:span text:style-name="T3">home/Max/lalalo/lalala.git → ici lalala est le nom du dossier à cloner. </text:span></text:p>
      <text:p text:style-name="P6"/>
      <text:p text:style-name="P7">Après le clone, il faut se déplacer dans le dossier contenant le clone : </text:p>
      <text:p text:style-name="P7">cd <text:s/>lalala.</text:p>
      <text:p text:style-name="P7"/>
      <text:p text:style-name="P7">Et après seulement, on fait un git checkout -b. </text:p>
      <text:p text:style-name="P8">Le clone récupère l’ensemble des archives sous forme d’un repository. </text:p>
      <text:p text:style-name="P8"/>
      <text:p text:style-name="P9">Le git clone télécharge toutes les données et les archives et créé le dossier repository. </text:p>
      <text:p text:style-name="P9"/>
      <text:p text:style-name="P10">Echo « sans titre » &gt; fichier.md → imprime « sans titre » dans le fichier qui s’appelle fichier.md </text:p>
      <text:p text:style-name="P10"/>
      <text:p text:style-name="P10">cat fichier.md → affiche ce qui se trouve dans un fichier. </text:p>
      <text:p text:style-name="P10"/>
      <text:p text:style-name="P11">TravisCI (Travis Continuous Integration) outil qui permet de se connecter à un dépôt github/gitlab. En fonction d’une paramétrisation, il lancera l’ensemble des tests fournis et donneras un message. </text:p>
      <text:p text:style-name="P11">Encore plus intéressant : <text:span text:style-name="T4">en cas de pull request, il vous avertira avant de faire la fusion proposée par vos collègues, directement sur la page github.</text:span></text:p>
      <text:p text:style-name="P11"/>
      <text:p text:style-name="P11">Intégration continue : automatisation de la vérification/compilation du code à chaque modification sur des serveurs déportés. <text:span text:style-name="T17">→ automatiser la phase de test. </text:span></text:p>
      <text:p text:style-name="P12"/>
      <text:p text:style-name="P13">Jaune = en cours, vert = ça passe, fail = tous les tests n’ont pas fonctionné, error = travis n’a pas pu aller au bout des tests. </text:p>
      <text:p text:style-name="P13"/>
      <text:p text:style-name="P15">Il faut un fichier .travis.yml à la racine du repository. <text:a xlink:type="simple" xlink:href="https://travis-ci.org/" text:style-name="Internet_20_link" text:visited-style-name="Visited_20_Internet_20_Link"><text:span text:style-name="T9">https://travis-ci.org/</text:span></text:a><text:span text:style-name="T9"> </text:span></text:p>
      <text:p text:style-name="P14"/>
      <text:p text:style-name="P16">Yaml : langage simple et courant pour les fichiers de configuration. </text:p>
      <text:p text:style-name="P16"/>
      <text:p text:style-name="P17">Cours 6. </text:p>
      <text:p text:style-name="P18">Dans github, repository, settings, danger zone &gt; delete this repository. </text:p>
      <text:p text:style-name="P18"/>
      <text:p text:style-name="P19">Développer et gérer, les bonnes pratiques. </text:p>
      <text:p text:style-name="P20">Bridget Almas, conférence youtube. </text:p>
      <text:p text:style-name="P20"/>
      <text:p text:style-name="P21">Les bonnes pratiques peuvent évoluer mais il faut se mettre d’accord avec les membres de l’équipe et se tenir à ses bonnes pratiques. </text:p>
      <text:p text:style-name="P22">Demander des tests sur les logiciels qu’on achète. </text:p>
      <text:p text:style-name="P22"/>
      <text:p text:style-name="P23">Former et se former <text:span text:style-name="T5">est primordial car les technologies changent très très très TRES vite. Les langages et les frameworks évoluent vite, il faut donc se tenir au courant. Il faut être volage ! ^^</text:span></text:p>
      <text:p text:style-name="P23"/>
      <text:p text:style-name="P24"><text:soft-page-break/>Il faut faire de la veille : twitter et reddit <text:span text:style-name="T6">(programming etc). Les forum de programmation ne sont pas neutre politiquement. </text:span></text:p>
      <text:p text:style-name="P25">Cf le reddit machine learning qui est excellent mais sexiste. <text:span text:style-name="T7">Reddit python, programming, javascript, learning python sont bons en plus de stackoverflow. </text:span></text:p>
      <text:p text:style-name="P25"/>
      <text:p text:style-name="P26">Ne jamais travailler sur MASTER !!!! <text:span text:style-name="T8">Chaque changement est définitif sur master. Chaque branche est une expérience, on ne la valide que quand le résultat est là !</text:span></text:p>
      <text:p text:style-name="P27"/>
      <text:h text:style-name="P1" text:outline-level="3">Une issue = une branche = une pull request !!</text:h>
      <text:p text:style-name="P44">Bien que cela ne soit pas toujours aussi simple et aussi bien découpé, il faut au maximum essayer de respecter cela. On ne sait jamais quelle réception aura sa pull request, et il est plus que probable quand on essaie de corriger trop de choses à la fois que certaines ne soient pas acceptées par vos collègues.</text:p>
      <text:p text:style-name="P44">Autres choses : on ne fusionne pas sa propre pull request (sauf quand on travaille seul bien sûr) et quoiqu'il arrive, on attend toujours les résultats de l'intégration continue.</text:p>
      <text:p text:style-name="P45">Quand on fait une nouvelle branche, on repart de la branche master !!! pas d’une branche pour une autre branche. </text:p>
      <text:p text:style-name="P46">On ne fusionne pas sa propre Pull Request (sauf si on bosse tout seul) et on attend la fin de l’intégration avant de continuer. </text:p>
      <text:p text:style-name="P28">Une fonction  = <text:span text:style-name="T10">au moins un test. </text:span></text:p>
      <text:p text:style-name="P29">Coverage → vérifier quelle ligne de code ont été exécuté par les tests. </text:p>
      <text:p text:style-name="P29"/>
      <text:p text:style-name="P30">Ne pas développer ce qui existe déjà, on évite de ré-inventer la roue <text:span text:style-name="T11">mais on peut améliorer du code déjà existant ou alors re-créer complètement. </text:span></text:p>
      <text:p text:style-name="P30"/>
      <text:p text:style-name="P31">Améliorer et contribuer. </text:p>
      <text:p text:style-name="P32">Contribuer car bcp ne le font pas et donc quand on n’a pas de nouvelles depuis 5 mois, chercher ailleurs. </text:p>
      <text:p text:style-name="P32"/>
      <text:p text:style-name="P33">Pensez à son moi du futur qui est le collègue en colère qui gueulera dans 3 semaines. </text:p>
      <text:p text:style-name="P33"/>
      <text:p text:style-name="P34">Se mettre d’accord sur les bonnes pratiques. </text:p>
      <text:p text:style-name="P34"/>
      <text:p text:style-name="P34">Indenter son code !!!!</text:p>
      <text:p text:style-name="P34"/>
      <text:p text:style-name="P35">Documenter !!!! </text:p>
      <text:p text:style-name="P43">Documenter cela signifie :</text:p>
      <text:list xml:id="list352444439" text:style-name="L1">
        <text:list-item>
          <text:p text:style-name="P48">expliquer pourquoi vous avez écrit certaines lignes de code</text:p>
        </text:list-item>
        <text:list-item>
          <text:p text:style-name="P48">à quoi servent vos fonctions et variables</text:p>
        </text:list-item>
        <text:list-item>
          <text:p text:style-name="P48">comment installer votre logiciel ou site</text:p>
        </text:list-item>
        <text:list-item>
          <text:p text:style-name="P48">comment utiliser vos outils</text:p>
        </text:list-item>
        <text:list-item>
          <text:p text:style-name="P48">mettre des messages de commits clairs.</text:p>
        </text:list-item>
      </text:list>
      <text:p text:style-name="P47"><text:soft-page-break/>La documentation est certainement la chose la plus difficile à faire, car en tant que producteur et productrice, nous connaissons notre code. Je recommande ici de trouver des camarades avec qui partager vos repository et essayer de lire et critiquer la documentation de l'autre.</text:p>
      <text:p text:style-name="P36"><text:span text:style-name="T18">PearCoding, pearDevelopment </text:span><text:span text:style-name="T12">→ partager son code, développer avec une autre personnes pour avoir des retours. </text:span></text:p>
      <text:p text:style-name="P37">Faire des exemples dans la documentation. </text:p>
      <text:p text:style-name="P37"/>
      <text:p text:style-name="P37"/>
      <text:p text:style-name="P38">CapiTainS Cours 7. </text:p>
      <text:p text:style-name="P39">Travailler sur des textes antiques (structures homogènes) qui permet d’automatiser l’encodage XML des textes <text:span text:style-name="T13">→ gain de temps. </text:span></text:p>
      <text:p text:style-name="P40">Réponse technique à <text:span text:style-name="T14">un problème de lettres classiques : la plupart des textes canoniques sont cités de la même façon. </text:span></text:p>
      <text:p text:style-name="P41">API qui permet de récupérer automatiquement des données à partir d’un encodage automatique.</text:p>
      <text:p text:style-name="P41"/>
      <text:p text:style-name="P41">Etablissement de guideline <text:span text:style-name="T15">TEI pour ces documents (cf epidoc). </text:span></text:p>
      <text:p text:style-name="P4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5:10:04.595710880</meta:creation-date>
    <dc:date>2019-01-19T18:18:28.649665115</dc:date>
    <meta:editing-duration>PT1H48M19S</meta:editing-duration>
    <meta:editing-cycles>73</meta:editing-cycles>
    <meta:generator>LibreOffice/5.3.7.2$MacOSX_X86_64 LibreOffice_project/6b8ed514a9f8b44d37a1b96673cbbdd077e24059</meta:generator>
    <meta:document-statistic meta:table-count="0" meta:image-count="0" meta:object-count="0" meta:page-count="3" meta:paragraph-count="57" meta:word-count="836" meta:character-count="4993" meta:non-whitespace-character-count="4177"/>
  </office:meta>
</office:document-meta>
</file>